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right="0in" fo:margin-top="0in" fo:margin-bottom="0in" loext:contextual-spacing="false" fo:text-indent="0in" style:auto-text-indent="false" fo:padding="0in" fo:border="none"/>
    </style:style>
    <style:style style:name="P2" style:family="paragraph" style:parent-style-name="Standard">
      <style:paragraph-properties fo:margin-left="0.25in" fo:margin-right="0in" fo:margin-top="0in" fo:margin-bottom="0in" loext:contextual-spacing="false" fo:text-indent="0in" style:auto-text-indent="false" fo:padding="0in" fo:border="none"/>
    </style:style>
    <style:style style:name="P3" style:family="paragraph" style:parent-style-name="Standard">
      <style:paragraph-properties fo:margin-left="0.5in" fo:margin-right="0in" fo:margin-top="0in" fo:margin-bottom="0in" loext:contextual-spacing="false" fo:text-indent="0in" style:auto-text-indent="false" fo:padding="0in" fo:border="none"/>
    </style:style>
    <style:style style:name="P4" style:family="paragraph" style:parent-style-name="Standard">
      <style:paragraph-properties fo:margin-top="0in" fo:margin-bottom="0in" loext:contextual-spacing="false" fo:keep-together="auto" fo:orphans="0" fo:widows="0" fo:padding="0in" fo:border="none" fo:keep-with-next="auto"/>
    </style:style>
    <style:style style:name="P5" style:family="paragraph" style:parent-style-name="Standard">
      <style:paragraph-properties fo:margin-top="0in" fo:margin-bottom="0in" loext:contextual-spacing="false" fo:keep-together="auto" fo:orphans="0" fo:widows="0" fo:padding="0in" fo:border="none" fo:keep-with-next="auto"/>
    </style:style>
    <style:style style:name="P6" style:family="paragraph" style:parent-style-name="Standard">
      <style:paragraph-properties fo:margin-top="0in" fo:margin-bottom="0in" loext:contextual-spacing="false" fo:keep-together="auto" fo:orphans="0" fo:widows="0" fo:padding="0in" fo:border="none" fo:keep-with-next="auto"/>
      <style:text-properties fo:color="#333333" style:font-name="Verdana" fo:font-size="10pt" fo:font-style="italic" fo:background-color="#fafafa" style:font-name-asian="Verdana1" style:font-size-asian="10pt" style:font-style-asian="italic" style:font-name-complex="Verdana1" style:font-size-complex="10pt"/>
    </style:style>
    <style:style style:name="P7" style:family="paragraph" style:parent-style-name="Standard">
      <style:paragraph-properties fo:margin-top="0in" fo:margin-bottom="0in" loext:contextual-spacing="false" fo:keep-together="auto" fo:orphans="0" fo:widows="0" fo:padding="0in" fo:border="none" fo:keep-with-next="auto"/>
      <style:text-properties fo:color="#333333" fo:font-size="9pt" fo:font-style="italic" fo:font-weight="bold" fo:background-color="#f2f6f8" style:font-size-asian="9pt" style:font-style-asian="italic" style:font-weight-asian="bold" style:font-size-complex="9pt"/>
    </style:style>
    <style:style style:name="P8" style:family="paragraph" style:parent-style-name="Standard">
      <style:paragraph-properties fo:margin-top="0in" fo:margin-bottom="0in" loext:contextual-spacing="false" fo:keep-together="auto" fo:orphans="0" fo:widows="0" fo:padding="0in" fo:border="none" fo:keep-with-next="auto"/>
      <style:text-properties fo:font-style="italic" style:font-style-asian="italic"/>
    </style:style>
    <style:style style:name="P9" style:family="paragraph" style:parent-style-name="Standard">
      <style:paragraph-properties fo:margin-top="0in" fo:margin-bottom="0in" loext:contextual-spacing="false" fo:keep-together="auto" fo:orphans="0" fo:widows="0" fo:padding="0in" fo:border="none" fo:keep-with-next="auto"/>
      <style:text-properties fo:font-weight="bold" style:font-weight-asian="bold"/>
    </style:style>
    <style:style style:name="P10" style:family="paragraph" style:parent-style-name="Standard">
      <style:paragraph-properties fo:margin-top="0in" fo:margin-bottom="0in" loext:contextual-spacing="false" fo:line-height="81%" fo:keep-together="auto" fo:orphans="0" fo:widows="0" fo:padding="0in" fo:border="none" fo:keep-with-next="auto"/>
    </style:style>
    <style:style style:name="P11" style:family="paragraph" style:parent-style-name="Standard">
      <style:paragraph-properties fo:margin-top="0in" fo:margin-bottom="0in" loext:contextual-spacing="false" fo:line-height="133%" fo:keep-together="auto" fo:orphans="0" fo:widows="0" fo:padding="0in" fo:border="none" fo:keep-with-next="auto"/>
    </style:style>
    <style:style style:name="P12" style:family="paragraph" style:parent-style-name="Standard">
      <style:paragraph-properties fo:margin-top="0in" fo:margin-bottom="0in" loext:contextual-spacing="false" fo:line-height="133%" fo:keep-together="auto" fo:orphans="0" fo:widows="0" fo:padding="0in" fo:border="none" fo:keep-with-next="auto"/>
      <style:text-properties style:font-name="Consolas" fo:font-size="9pt" style:font-name-asian="Consolas1" style:font-size-asian="9pt" style:font-name-complex="Consolas1" style:font-size-complex="9pt" fo:background-color="#ffffff"/>
    </style:style>
    <style:style style:name="P13" style:family="paragraph" style:parent-style-name="Standard">
      <style:paragraph-properties fo:margin-top="0in" fo:margin-bottom="0in" loext:contextual-spacing="false" fo:keep-together="auto" fo:orphans="0" fo:widows="0" fo:padding="0in" fo:border="none" fo:keep-with-next="auto"/>
      <style:text-properties style:font-name="Consolas" fo:font-size="10pt" style:font-name-asian="Consolas1" style:font-size-asian="10pt" style:font-name-complex="Consolas1" style:font-size-complex="10pt"/>
    </style:style>
    <style:style style:name="P14" style:family="paragraph" style:parent-style-name="Standard">
      <style:paragraph-properties fo:margin-top="0in" fo:margin-bottom="0in" loext:contextual-spacing="false" fo:padding="0in" fo:border="none"/>
    </style:style>
    <style:style style:name="P15" style:family="paragraph" style:parent-style-name="Standard">
      <style:paragraph-properties fo:margin-left="1.5in" fo:margin-right="0in" fo:margin-top="0in" fo:margin-bottom="0in" loext:contextual-spacing="false" fo:keep-together="auto" fo:orphans="0" fo:widows="0" fo:text-indent="0.5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 style:list-style-name="WWNum1">
      <style:paragraph-properties fo:margin-left="0.1807in" fo:margin-right="0in" fo:margin-top="0in" fo:margin-bottom="0in" loext:contextual-spacing="true" fo:line-height="175%" fo:keep-together="auto" fo:orphans="0" fo:widows="0" fo:text-indent="-0.25in" style:auto-text-indent="false" fo:padding="0in" fo:border="none" fo:keep-with-next="auto"/>
    </style:style>
    <style:style style:name="P18" style:family="paragraph" style:parent-style-name="Heading_20_2">
      <style:paragraph-properties fo:margin-top="0.25in" fo:margin-bottom="0.0555in" loext:contextual-spacing="false" fo:keep-together="auto" fo:orphans="0" fo:widows="0" fo:padding="0in" fo:border="none" fo:keep-with-next="auto"/>
    </style:style>
    <style:style style:name="P19" style:family="paragraph" style:parent-style-name="Heading_20_2">
      <style:paragraph-properties fo:margin-top="0.25in" fo:margin-bottom="0.0555in" loext:contextual-spacing="false" fo:padding="0in" fo:border="none"/>
    </style:style>
    <style:style style:name="P20" style:family="paragraph" style:parent-style-name="Heading_20_2" style:master-page-name="Standard">
      <style:paragraph-properties fo:margin-top="0.25in" fo:margin-bottom="0.0555in" loext:contextual-spacing="false" fo:keep-together="auto" fo:orphans="0" fo:widows="0" style:page-number="1" fo:padding="0in" fo:border="none" fo:keep-with-next="auto"/>
    </style:style>
    <style:style style:name="P21" style:family="paragraph" style:parent-style-name="Heading_20_3">
      <style:paragraph-properties fo:margin-top="0.1945in" fo:margin-bottom="0.0555in" loext:contextual-spacing="false" fo:keep-together="auto" fo:orphans="0" fo:widows="0" fo:padding="0in" fo:border="none" fo:keep-with-next="auto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3" style:family="text">
      <style:text-properties fo:color="#333333" style:font-name="Verdana" fo:font-size="10pt" fo:background-color="#fafafa" loext:char-shading-value="0" style:font-name-asian="Verdana1" style:font-size-asian="10pt" style:font-name-complex="Verdana1" style:font-size-complex="10pt"/>
    </style:style>
    <style:style style:name="T4" style:family="text">
      <style:text-properties fo:color="#333333" style:font-name="Verdana" fo:font-size="10pt" fo:font-style="italic" fo:background-color="#fafafa" loext:char-shading-value="0" style:font-name-asian="Verdana1" style:font-size-asian="10pt" style:font-style-asian="italic" style:font-name-complex="Verdana1" style:font-size-complex="10pt"/>
    </style:style>
    <style:style style:name="T5" style:family="text">
      <style:text-properties fo:color="#333333" fo:font-size="9pt" fo:font-style="italic" fo:font-weight="bold" fo:background-color="#f2f6f8" loext:char-shading-value="0" style:font-size-asian="9pt" style:font-style-asian="italic" style:font-weight-asian="bold" style:font-size-complex="9pt"/>
    </style:style>
    <style:style style:name="T6" style:family="text">
      <style:text-properties fo:color="#333333" fo:font-size="9pt" fo:background-color="#f2f6f8" loext:char-shading-value="0" style:font-size-asian="9pt" style:font-size-complex="9pt"/>
    </style:style>
    <style:style style:name="T7" style:family="text">
      <style:text-properties fo:color="#333333" style:font-name="Consolas" fo:font-size="9pt" style:font-name-asian="Consolas1" style:font-size-asian="9pt" style:font-name-complex="Consolas1" style:font-size-complex="9pt" fo:background-color="#ffffff"/>
    </style:style>
    <style:style style:name="T8" style:family="text">
      <style:text-properties fo:color="#800000"/>
    </style:style>
    <style:style style:name="T9" style:family="text">
      <style:text-properties fo:color="#1000a0"/>
    </style:style>
    <style:style style:name="T10" style:family="text">
      <style:text-properties fo:color="#191970" fo:font-weight="bold" style:font-weight-asian="bold"/>
    </style:style>
    <style:style style:name="T11" style:family="text">
      <style:text-properties fo:color="#191970" fo:font-size="9pt" fo:font-style="italic" fo:font-weight="bold" fo:background-color="#f2f6f8" loext:char-shading-value="0" style:font-size-asian="9pt" style:font-style-asian="italic" style:font-weight-asian="bold" style:font-size-complex="9pt"/>
    </style:style>
    <style:style style:name="T12" style:family="text">
      <style:text-properties fo:color="#0000ff"/>
    </style:style>
    <style:style style:name="T13" style:family="text">
      <style:text-properties fo:color="#0000ff" fo:font-weight="bold" style:font-weight-asian="bold"/>
    </style:style>
    <style:style style:name="T14" style:family="text">
      <style:text-properties fo:color="#0000ff" style:font-name="Consolas" fo:font-size="9pt" style:font-name-asian="Consolas1" style:font-size-asian="9pt" style:font-name-complex="Consolas1" style:font-size-complex="9pt" fo:background-color="#ffffff"/>
    </style:style>
    <style:style style:name="T15" style:family="text">
      <style:text-properties fo:color="#008b8b" fo:font-weight="bold" style:font-weight-asian="bold"/>
    </style:style>
    <style:style style:name="T16" style:family="text">
      <style:text-properties fo:color="#00008b"/>
    </style:style>
    <style:style style:name="T17" style:family="text">
      <style:text-properties fo:color="#008000" fo:font-weight="bold" style:font-weight-asian="bold"/>
    </style:style>
    <style:style style:name="T18" style:family="text">
      <style:text-properties fo:color="#008000" style:font-name="Consolas" fo:font-size="9pt" style:font-name-asian="Consolas1" style:font-size-asian="9pt" style:font-name-complex="Consolas1" style:font-size-complex="9pt" fo:background-color="#ffffff"/>
    </style:style>
    <style:style style:name="T19" style:family="text">
      <style:text-properties fo:font-weight="bold" style:font-weight-asian="bold"/>
    </style:style>
    <style:style style:name="T20" style:family="text">
      <style:text-properties fo:color="#990000"/>
    </style:style>
    <style:style style:name="T21" style:family="text">
      <style:text-properties fo:color="#000080"/>
    </style:style>
    <style:style style:name="T22" style:family="text">
      <style:text-properties fo:color="#ff0000" fo:font-weight="bold" style:font-weight-asian="bold"/>
    </style:style>
    <style:style style:name="T23" style:family="text">
      <style:text-properties fo:color="#0600ff" style:font-name="Consolas" fo:font-size="9pt" fo:font-weight="bold" style:font-name-asian="Consolas1" style:font-size-asian="9pt" style:font-weight-asian="bold" style:font-name-complex="Consolas1" style:font-size-complex="9pt" fo:background-color="#ffffff"/>
    </style:style>
    <style:style style:name="T24" style:family="text">
      <style:text-properties style:font-name="Consolas" fo:font-size="9pt" style:font-name-asian="Consolas1" style:font-size-asian="9pt" style:font-name-complex="Consolas1" style:font-size-complex="9pt" fo:background-color="#ffffff"/>
    </style:style>
    <style:style style:name="T25" style:family="text">
      <style:text-properties style:font-name="Consolas" fo:font-size="9pt" fo:font-weight="bold" style:font-name-asian="Consolas1" style:font-size-asian="9pt" style:font-weight-asian="bold" style:font-name-complex="Consolas1" style:font-size-complex="9pt" fo:background-color="#ffffff"/>
    </style:style>
    <style:style style:name="T26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27" style:family="text">
      <style:text-properties style:font-name="Consolas" fo:font-size="10pt" style:font-name-asian="Consolas1" style:font-size-asian="10pt" style:font-name-complex="Consolas1" style:font-size-complex="10pt" fo:background-color="#ffffff"/>
    </style:style>
    <style:style style:name="T28" style:family="text">
      <style:text-properties fo:color="#6666cc" style:font-name="Consolas" fo:font-size="9pt" fo:font-weight="bold" style:font-name-asian="Consolas1" style:font-size-asian="9pt" style:font-weight-asian="bold" style:font-name-complex="Consolas1" style:font-size-complex="9pt" fo:background-color="#ffffff"/>
    </style:style>
    <style:style style:name="T29" style:family="text">
      <style:text-properties fo:color="#666666" style:font-name="Consolas" fo:font-size="9pt" style:font-name-asian="Consolas1" style:font-size-asian="9pt" style:font-name-complex="Consolas1" style:font-size-complex="9pt" fo:background-color="#ffffff"/>
    </style:style>
    <style:style style:name="T30" style:family="text">
      <style:text-properties fo:color="#445588" style:font-name="Consolas" fo:font-size="9pt" fo:font-weight="bold" style:font-name-asian="Consolas1" style:font-size-asian="9pt" style:font-weight-asian="bold" style:font-name-complex="Consolas1" style:font-size-complex="9pt" fo:background-color="#fffff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pb6d0zld8q4v" text:style-name="Index_20_Link" text:visited-style-name="Index_20_Link"><text:span text:style-name="T1">check:</text:span></text:a></text:p>
          <text:p text:style-name="P1"><text:a xlink:type="simple" xlink:href="#_wfhczmku78h0" text:style-name="Index_20_Link" text:visited-style-name="Index_20_Link"><text:span text:style-name="T1">Add component</text:span></text:a></text:p>
          <text:p text:style-name="P1"><text:a xlink:type="simple" xlink:href="#_d4d5u2eay22v" text:style-name="Index_20_Link" text:visited-style-name="Index_20_Link"><text:span text:style-name="T1">cokcpit cameras:</text:span></text:a></text:p>
          <text:p text:style-name="P1"><text:a xlink:type="simple" xlink:href="#_wb1we8c2pfil" text:style-name="Index_20_Link" text:visited-style-name="Index_20_Link"><text:span text:style-name="T1">Resource use:</text:span></text:a></text:p>
          <text:p text:style-name="P1"><text:a xlink:type="simple" xlink:href="#_4x5ospom9wu5" text:style-name="Index_20_Link" text:visited-style-name="Index_20_Link"><text:span text:style-name="T1">Control from here</text:span></text:a></text:p>
          <text:p text:style-name="P1"><text:a xlink:type="simple" xlink:href="#_6ogiei6ek04d" text:style-name="Index_20_Link" text:visited-style-name="Index_20_Link"><text:span text:style-name="T1">Auto action groups</text:span></text:a></text:p>
          <text:p text:style-name="P1"><text:a xlink:type="simple" xlink:href="#_bsy2n2lf9ydy" text:style-name="Index_20_Link" text:visited-style-name="Index_20_Link"><text:span text:style-name="T1">parachute action</text:span></text:a></text:p>
          <text:p text:style-name="P1"><text:a xlink:type="simple" xlink:href="#_8jxizza62a15" text:style-name="Index_20_Link" text:visited-style-name="Index_20_Link"><text:span text:style-name="T1">generate thrust</text:span></text:a></text:p>
          <text:p text:style-name="P1"><text:a xlink:type="simple" xlink:href="#_2wh3vc7kej0n" text:style-name="Index_20_Link" text:visited-style-name="Index_20_Link"><text:span text:style-name="T1">Fuel</text:span></text:a></text:p>
          <text:p text:style-name="P1"><text:a xlink:type="simple" xlink:href="#_smm9t0uz0lmm" text:style-name="Index_20_Link" text:visited-style-name="Index_20_Link"><text:span text:style-name="T1">toggle lights in a part</text:span></text:a></text:p>
          <text:p text:style-name="P1"><text:a xlink:type="simple" xlink:href="#_uo2co1z3yf7j" text:style-name="Index_20_Link" text:visited-style-name="Index_20_Link"><text:span text:style-name="T1">Edit part lift</text:span></text:a></text:p>
          <text:p text:style-name="P1"><text:a xlink:type="simple" xlink:href="#_97taa39tjik1" text:style-name="Index_20_Link" text:visited-style-name="Index_20_Link"><text:span text:style-name="T1">edit throttle value</text:span></text:a></text:p>
          <text:p text:style-name="P1"><text:a xlink:type="simple" xlink:href="#_x5y9f4k2eczg" text:style-name="Index_20_Link" text:visited-style-name="Index_20_Link"><text:span text:style-name="T1">get resource names and amounts</text:span></text:a></text:p>
          <text:p text:style-name="P1"><text:a xlink:type="simple" xlink:href="#_ac8q2cjd7x1f" text:style-name="Index_20_Link" text:visited-style-name="Index_20_Link"><text:span text:style-name="T1">Post messages on screen</text:span></text:a></text:p>
          <text:p text:style-name="P1"><text:a xlink:type="simple" xlink:href="#_pboxbpoax934" text:style-name="Index_20_Link" text:visited-style-name="Index_20_Link"><text:span text:style-name="T1">Mu on font display</text:span></text:a></text:p>
          <text:p text:style-name="P1"><text:a xlink:type="simple" xlink:href="#_dhp6k8clgeu8" text:style-name="Index_20_Link" text:visited-style-name="Index_20_Link"><text:span text:style-name="T1">Getting fuel amounts</text:span></text:a></text:p>
          <text:p text:style-name="P1"><text:a xlink:type="simple" xlink:href="#_b3f50bk46mbd" text:style-name="Index_20_Link" text:visited-style-name="Index_20_Link"><text:span text:style-name="T1">Radar altitude</text:span></text:a></text:p>
          <text:p text:style-name="P1"><text:a xlink:type="simple" xlink:href="#_chqs2ixt02hl" text:style-name="Index_20_Link" text:visited-style-name="Index_20_Link"><text:span text:style-name="T1">Is camera internal?</text:span></text:a></text:p>
          <text:p text:style-name="P1"><text:a xlink:type="simple" xlink:href="#_p0db67qlahi1" text:style-name="Index_20_Link" text:visited-style-name="Index_20_Link"><text:span text:style-name="T1">Camera shake?</text:span></text:a></text:p>
          <text:p text:style-name="P1"><text:soft-page-break/><text:a xlink:type="simple" xlink:href="#_29m39yl6t2wg" text:style-name="Index_20_Link" text:visited-style-name="Index_20_Link"><text:span text:style-name="T1">Is this part on the left of the craft?</text:span></text:a></text:p>
          <text:p text:style-name="P1"><text:a xlink:type="simple" xlink:href="#_b1w4idbsfsq1" text:style-name="Index_20_Link" text:visited-style-name="Index_20_Link"><text:span text:style-name="T1">Find an animation in the part, and get its time</text:span></text:a></text:p>
          <text:p text:style-name="P1"><text:a xlink:type="simple" xlink:href="#_i3oumhyfprg" text:style-name="Index_20_Link" text:visited-style-name="Index_20_Link"><text:span text:style-name="T1">Create a new transform</text:span></text:a></text:p>
          <text:p text:style-name="P1"><text:a xlink:type="simple" xlink:href="#_tfmk3w2z9wpm" text:style-name="Index_20_Link" text:visited-style-name="Index_20_Link"><text:span text:style-name="T1">Find and control another vessels throttle</text:span></text:a></text:p>
          <text:p text:style-name="P1"><text:a xlink:type="simple" xlink:href="#_ckzs4ul4oruw" text:style-name="Index_20_Link" text:visited-style-name="Index_20_Link"><text:span text:style-name="T1">Kerbals!</text:span></text:a></text:p>
          <text:p text:style-name="P1"><text:a xlink:type="simple" xlink:href="#_gi44w1jzwdna" text:style-name="Index_20_Link" text:visited-style-name="Index_20_Link"><text:span text:style-name="T1">Explosions according to mass, on other target</text:span></text:a></text:p>
          <text:p text:style-name="P1"><text:a xlink:type="simple" xlink:href="#_a8e0w2809kv" text:style-name="Index_20_Link" text:visited-style-name="Index_20_Link"><text:span text:style-name="T1">Vessel/part load distance</text:span></text:a></text:p>
          <text:p text:style-name="P1"><text:a xlink:type="simple" xlink:href="#_4nhwjj3336qh" text:style-name="Index_20_Link" text:visited-style-name="Index_20_Link"><text:span text:style-name="T1">solar panel break apart code, release children</text:span></text:a></text:p>
          <text:p text:style-name="P1"><text:a xlink:type="simple" xlink:href="#_o83n5dvb4k5l" text:style-name="Index_20_Link" text:visited-style-name="Index_20_Link"><text:span text:style-name="T1">Part highlight glow</text:span></text:a></text:p>
          <text:p text:style-name="P1"><text:a xlink:type="simple" xlink:href="#_z9818z6oxpnj" text:style-name="Index_20_Link" text:visited-style-name="Index_20_Link"><text:span text:style-name="T1">Partless loading of plugin</text:span></text:a></text:p>
          <text:p text:style-name="P3"><text:a xlink:type="simple" xlink:href="#_6ld6xjm2swov" text:style-name="Index_20_Link" text:visited-style-name="Index_20_Link"><text:span text:style-name="T1">Old system</text:span></text:a></text:p>
          <text:p text:style-name="P3"><text:a xlink:type="simple" xlink:href="#_z5xbtx2el2vw" text:style-name="Index_20_Link" text:visited-style-name="Index_20_Link"><text:span text:style-name="T1">New system</text:span></text:a></text:p>
          <text:p text:style-name="P1"><text:a xlink:type="simple" xlink:href="#_gza4jqax7z6o" text:style-name="Index_20_Link" text:visited-style-name="Index_20_Link"><text:span text:style-name="T1">Print all transforms in a part</text:span></text:a></text:p>
          <text:p text:style-name="P1"><text:a xlink:type="simple" xlink:href="#_dw97utmyp19m" text:style-name="Index_20_Link" text:visited-style-name="Index_20_Link"><text:span text:style-name="T1">Hide OnGui?</text:span></text:a></text:p>
          <text:p text:style-name="P1"><text:a xlink:type="simple" xlink:href="#_e53vltg4q486" text:style-name="Index_20_Link" text:visited-style-name="Index_20_Link"><text:span text:style-name="T1">GameEvents</text:span></text:a></text:p>
          <text:p text:style-name="P1"><text:a xlink:type="simple" xlink:href="#_prupfeqwo8hh" text:style-name="Index_20_Link" text:visited-style-name="Index_20_Link"><text:span text:style-name="T1">Vessel loading distance</text:span></text:a></text:p>
          <text:p text:style-name="P1"><text:a xlink:type="simple" xlink:href="#_vni13f83gg50" text:style-name="Index_20_Link" text:visited-style-name="Index_20_Link"><text:span text:style-name="T1">Game events</text:span></text:a></text:p>
          <text:p text:style-name="P1"><text:a xlink:type="simple" xlink:href="#_ykwab0s6so2r" text:style-name="Index_20_Link" text:visited-style-name="Index_20_Link"><text:span text:style-name="T1">Some Kerbal transforms</text:span></text:a></text:p>
          <text:p text:style-name="P1"><text:a xlink:type="simple" xlink:href="#_eeawfqe03ar4" text:style-name="Index_20_Link" text:visited-style-name="Index_20_Link"><text:span text:style-name="T1">Attach nodes</text:span></text:a></text:p>
          <text:p text:style-name="P1"><text:a xlink:type="simple" xlink:href="#_ec4sthuf4k3g" text:style-name="Index_20_Link" text:visited-style-name="Index_20_Link"><text:span text:style-name="T1">Detecting another mod through reflection</text:span></text:a></text:p>
          <text:p text:style-name="P1"><text:a xlink:type="simple" xlink:href="#_ks29rjnid0" text:style-name="Index_20_Link" text:visited-style-name="Index_20_Link"><text:span text:style-name="T1">Replacing newLines in textArea string</text:span></text:a></text:p>
        </text:index-body>
      </text:table-of-content>
      <text:p text:style-name="P4"><text:soft-page-break/></text:p>
      <text:p text:style-name="P18"><text:bookmark text:name="_amsjan7fg8tw"/></text:p>
      <text:p text:style-name="P18"><text:bookmark text:name="_4nnbfla4xaje"/></text:p>
      <text:p text:style-name="P18"><text:bookmark text:name="_pb6d0zld8q4v"/>check:</text:p>
      <text:p text:style-name="P4">Flightglobals class</text:p>
      <text:p text:style-name="P4">vessel.ctrlState.pitch etc.</text:p>
      <text:p text:style-name="P4">FlightInputHandler.state.pitch</text:p>
      <text:p text:style-name="P4">Input.GetKey(GameSettings.CAMERA_ORBIT_RIGHT.primary)</text:p>
      <text:p text:style-name="P4"><text:span text:style-name="T3">FlightInputHandler.state.mainThrottle = 0.5</text:span></text:p>
      <text:p text:style-name="P4"/>
      <text:p text:style-name="P18"><text:bookmark text:name="_wfhczmku78h0"/>Add component</text:p>
      <text:p text:style-name="P15">class LaserUtils {</text:p>
      <text:p text:style-name="P4">[19:52:26] &lt;InfiniteDice&gt; <text:s text:c="8"/>static public Light SetupBarrelLight(</text:p>
      <text:p text:style-name="P4">[19:52:26] &lt;InfiniteDice&gt; <text:s text:c="12"/>Transform parent, float offset, Color color) {</text:p>
      <text:p text:style-name="P4">[19:52:26] &lt;InfiniteDice&gt; <text:s text:c="12"/>GameObject o = new GameObject("BarrelLight");</text:p>
      <text:p text:style-name="P4">[19:52:26] &lt;InfiniteDice&gt; <text:s text:c="12"/>o.transform.parent = parent;</text:p>
      <text:p text:style-name="P4">[19:52:26] &lt;InfiniteDice&gt; <text:s text:c="12"/>o.transform.localPosition = Vector3.forward * offset;</text:p>
      <text:p text:style-name="P4">[19:52:26] &lt;InfiniteDice&gt; <text:s text:c="12"/>Light L = o.AddComponent&lt;Light&gt;();</text:p>
      <text:p text:style-name="P4">[19:52:27] &lt;InfiniteDice&gt; <text:s text:c="12"/>L.color = color;</text:p>
      <text:p text:style-name="P4">[19:52:27] &lt;InfiniteDice&gt; <text:s text:c="12"/>L.intensity = 0.5F;</text:p>
      <text:p text:style-name="P4">[19:52:28] &lt;InfiniteDice&gt; <text:s text:c="12"/>L.renderMode = LightRenderMode.ForcePixel;</text:p>
      <text:p text:style-name="P4"><text:soft-page-break/>[19:52:28] &lt;InfiniteDice&gt; <text:s text:c="12"/>L.type = LightType.Point;</text:p>
      <text:p text:style-name="P4">[19:52:29] &lt;InfiniteDice&gt; <text:s text:c="12"/>return L;</text:p>
      <text:p text:style-name="P4">[19:52:29] &lt;InfiniteDice&gt; <text:s text:c="8"/>}</text:p>
      <text:p text:style-name="P4"/>
      <text:p text:style-name="P4"/>
      <text:p text:style-name="P18"><text:bookmark text:name="_d4d5u2eay22v"/>cokcpit cameras:</text:p>
      <text:p text:style-name="P4"><text:span text:style-name="T4">Its actually very simple. An empty game object is used for the location the IVA camera will move to, so does not require a camera object. To make the clickable area, you just need to add a box collider and set to "IsTrigger", then use the appropiate names in the CFG for changing the view focus. (check PodMark1-2 for how to do this)</text:span></text:p>
      <text:p text:style-name="P6"/>
      <text:p text:style-name="P4"><text:span text:style-name="T4">So really it isn't setting the IVA to go to another camera at all, its actually just using the method used to focus on a window for instance, which only moves the IVA camera to a game object, it doesn't replace the camera being used.</text:span></text:p>
      <text:p text:style-name="P6"/>
      <text:p text:style-name="P4"><text:span text:style-name="T4">Good luck Snjo, assuming you've not already worked all this out lol</text:span></text:p>
      <text:p text:style-name="P6"/>
      <text:p text:style-name="P4"><text:span text:style-name="T4">Torpedo</text:span></text:p>
      <text:p text:style-name="P8"/>
      <text:p text:style-name="P4">http://www.twitch.tv/sproginator: go to Lazor System</text:p>
      <text:p text:style-name="P4">http://www.twitch.tv/sproginator: and the Tractor Beam</text:p>
      <text:p text:style-name="P4">http://www.twitch.tv/sproginator: that has a hover function</text:p>
      <text:p text:style-name="P4">http://www.twitch.tv/sproginator: refurbish the code XD</text:p>
      <text:p text:style-name="P4">Snjo: I'll look at it</text:p>
      <text:p text:style-name="P4"/>
      <text:p text:style-name="P18"><text:bookmark text:name="_wb1we8c2pfil"/>Resource use:</text:p>
      <text:p text:style-name="P4"><text:soft-page-break/>this.part.RequestResource("ElectricCharge", -0.01); // makes a resourcce</text:p>
      <text:p text:style-name="P4"/>
      <text:p text:style-name="P4">this.part.RequestResource("RotorRPM", this.vessel.ctrlState.mainThrottle * (float)this.part.Resources["RotorRPM"].amount * 0.001f * TimeWarp.deltaTime);</text:p>
      <text:p text:style-name="P4"/>
      <text:p text:style-name="P18"><text:bookmark text:name="_4x5ospom9wu5"/>Control from here</text:p>
      <text:p text:style-name="P4"/>
      <text:p text:style-name="P4">[<text:a xlink:type="simple" xlink:href="http://127.0.0.1/roeder/dotnet/Default.aspx?Target=code://Assembly-CSharp:1.0.0.0/KSPEvent/.ctor()" text:style-name="Internet_20_link" text:visited-style-name="Visited_20_Internet_20_Link"><text:span text:style-name="T1">KSPEvent</text:span></text:a>(<text:a xlink:type="simple" xlink:href="http://127.0.0.1/roeder/dotnet/Default.aspx?Target=code://Assembly-CSharp:1.0.0.0/KSPEvent/guiName:String" text:style-name="Internet_20_link" text:visited-style-name="Visited_20_Internet_20_Link"><text:span text:style-name="T1">guiName</text:span></text:a>=<text:span text:style-name="T8">"Control from Here"</text:span>,<text:a xlink:type="simple" xlink:href="http://127.0.0.1/roeder/dotnet/Default.aspx?Target=code://Assembly-CSharp:1.0.0.0/KSPEvent/guiActive:Boolean" text:style-name="Internet_20_link" text:visited-style-name="Visited_20_Internet_20_Link"> </text:a><text:a xlink:type="simple" xlink:href="http://127.0.0.1/roeder/dotnet/Default.aspx?Target=code://Assembly-CSharp:1.0.0.0/KSPEvent/guiActive:Boolean" text:style-name="Internet_20_link" text:visited-style-name="Visited_20_Internet_20_Link"><text:span text:style-name="T1">guiActive</text:span></text:a>=<text:span text:style-name="T8">true</text:span>)]<text:line-break/><text:span text:style-name="T9">public</text:span><text:a xlink:type="simple" xlink:href="http://127.0.0.1/roeder/dotnet/Default.aspx?Target=code://mscorlib:2.0.5.0:7cec85d7bea7798e/System.Void" text:style-name="Internet_20_link" text:visited-style-name="Visited_20_Internet_20_Link"> </text:a><text:a xlink:type="simple" xlink:href="http://127.0.0.1/roeder/dotnet/Default.aspx?Target=code://mscorlib:2.0.5.0:7cec85d7bea7798e/System.Void" text:style-name="Internet_20_link" text:visited-style-name="Visited_20_Internet_20_Link"><text:span text:style-name="T1">void</text:span></text:a><text:a xlink:type="simple" xlink:href="http://127.0.0.1/roeder/dotnet/Default.aspx?Target=code://Assembly-CSharp:1.0.0.0/ModuleDockingNode/MakeReferenceTransform()" text:style-name="Internet_20_link" text:visited-style-name="Visited_20_Internet_20_Link"> </text:a><text:a xlink:type="simple" xlink:href="http://127.0.0.1/roeder/dotnet/Default.aspx?Target=code://Assembly-CSharp:1.0.0.0/ModuleDockingNode/MakeReferenceTransform()" text:style-name="Internet_20_link" text:visited-style-name="Visited_20_Internet_20_Link"><text:span text:style-name="T2">MakeReferenceTransform</text:span></text:a>()<text:line-break/>{<text:line-break/> <text:s text:c="3"/><text:span text:style-name="T9">base</text:span>.<text:a xlink:type="simple" xlink:href="http://127.0.0.1/roeder/dotnet/Default.aspx?Target=code://Assembly-CSharp:1.0.0.0/PartModule/property:vessel:Vessel" text:style-name="Internet_20_link" text:visited-style-name="Visited_20_Internet_20_Link"><text:span text:style-name="T1">vessel</text:span></text:a>.<text:a xlink:type="simple" xlink:href="http://127.0.0.1/roeder/dotnet/Default.aspx?Target=code://Assembly-CSharp:1.0.0.0/Vessel/SetReferenceTransform(UnityEngine.Transform)" text:style-name="Internet_20_link" text:visited-style-name="Visited_20_Internet_20_Link"><text:span text:style-name="T1">SetReferenceTransform</text:span></text:a>(<text:span text:style-name="T9">this</text:span>.<text:a xlink:type="simple" xlink:href="http://127.0.0.1/roeder/dotnet/Default.aspx?Target=code://Assembly-CSharp:1.0.0.0/ModuleDockingNode/controlTransform:UnityEngine.Transform" text:style-name="Internet_20_link" text:visited-style-name="Visited_20_Internet_20_Link"><text:span text:style-name="T1">controlTransform</text:span></text:a>);<text:line-break/>}<text:line-break/></text:p>
      <text:p text:style-name="P18"><text:bookmark text:name="_6ogiei6ek04d"/>Auto action groups</text:p>
      <text:p text:style-name="P4"/>
      <text:p text:style-name="P4">[KSPAction("ToggleLight", KSPActionGroup.Light)]</text:p>
      <text:p text:style-name="P4"/>
      <text:p text:style-name="P4"/>
      <text:p text:style-name="P18"><text:bookmark text:name="_bsy2n2lf9ydy"/>parachute action</text:p>
      <text:p text:style-name="P4"/>
      <text:p text:style-name="P4"><text:s/>[<text:span text:style-name="T10">KSPEvent</text:span>(guiName = <text:span text:style-name="T12">"Repack Chute"</text:span>, guiActiveUnfocused = <text:span text:style-name="T15">true</text:span>, externalToEVAOnly = <text:span text:style-name="T15">true</text:span>, guiActive = <text:span text:style-name="T15">false</text:span>, unfocusedRange = <text:span text:style-name="T16">4</text:span>f)]</text:p>
      <text:p text:style-name="P4"/>
      <text:p text:style-name="P4"><text:s/>[<text:span text:style-name="T10">KSPEvent</text:span>(guiName = <text:span text:style-name="T12">"toggle VTOL"</text:span>, guiActiveUnfocused = <text:span text:style-name="T15">true</text:span>, externalToEVAOnly = <text:span text:style-name="T15">true</text:span>, guiActive = <text:span text:style-name="T15">false</text:span>, unfocusedRange = <text:span text:style-name="T16">4</text:span>f)]</text:p>
      <text:p text:style-name="P4"/>
      <text:p text:style-name="P4">radar altitude?</text:p>
      <text:p text:style-name="P4">vessel.pqsAltitude</text:p>
      <text:p text:style-name="P4"/>
      <text:p text:style-name="P18"><text:bookmark text:name="_8jxizza62a15"/><text:soft-page-break/>generate thrust</text:p>
      <text:p text:style-name="P9"/>
      <text:p text:style-name="P4"><text:span text:style-name="T5">part.rigidbody.AddForceAtPosition(part.transform.position, part.transform.up * -maxThrust, ForceMode.Force);</text:span></text:p>
      <text:p text:style-name="P7"/>
      <text:p text:style-name="P4"><text:span text:style-name="T5">base.Rigidbody.</text:span><text:span text:style-name="T11">AddForceAtPosition</text:span><text:span text:style-name="T5">(this.</text:span><text:span text:style-name="T11">getLiftVector</text:span><text:span text:style-name="T5">(this.velocity), base.transform.position, ForceMode.Force);</text:span></text:p>
      <text:p text:style-name="P9"/>
      <text:p text:style-name="P9"/>
      <text:p text:style-name="P18"><text:bookmark text:name="_2wh3vc7kej0n"/>Fuel</text:p>
      <text:p text:style-name="P9"/>
      <text:p text:style-name="P4">ResourceDisplay.Instance.resourceItems[0].vesselResourceTotal</text:p>
      <text:p text:style-name="P4"/>
      <text:p text:style-name="P18"><text:bookmark text:name="_smm9t0uz0lmm"/>toggle lights in a part</text:p>
      <text:p text:style-name="P4"/>
      <text:p text:style-name="P4">this.landingLightSwitch = part.FindModelTransform("sysOff2");</text:p>
      <text:p text:style-name="P4"><text:s text:c="16"/>landingLightSwitch.GetComponents&lt;Light&gt;().FirstOrDefault().enabled = false;</text:p>
      <text:p text:style-name="P4"/>
      <text:p text:style-name="P18"><text:bookmark text:name="_uo2co1z3yf7j"/>Edit part lift</text:p>
      <text:p text:style-name="P4"/>
      <text:p text:style-name="P4">ControlSurface foldingWings = (ControlSurface)this.part;</text:p>
      <text:p text:style-name="P4"><text:s text:c="16"/>foldingWings.deflectionLiftCoeff = (normalLift * foldedLift); //can't allow flight</text:p>
      <text:p text:style-name="P4"><text:s text:c="16"/>foldingWings.maximum_drag = foldedDrag;</text:p>
      <text:p text:style-name="P4"><text:soft-page-break/></text:p>
      <text:p text:style-name="P18"><text:bookmark text:name="_97taa39tjik1"/>edit throttle value</text:p>
      <text:p text:style-name="P4"/>
      <text:p text:style-name="P4">// Kill throttle.</text:p>
      <text:p text:style-name="P4"><text:s text:c="16"/>FlightInputHandler.state.mainThrottle = 0;</text:p>
      <text:p text:style-name="P4"><text:s text:c="16"/>FlightGlobals.ActiveVessel.ActionGroups.SetGroup(KSPActionGroup.Brakes, true);</text:p>
      <text:p text:style-name="P4"/>
      <text:p text:style-name="P18"><text:bookmark text:name="_x5y9f4k2eczg"/>get resource names and amounts</text:p>
      <text:p text:style-name="P4"/>
      <text:p text:style-name="P4"><text:s text:c="4"/>private void getResourceList()</text:p>
      <text:p text:style-name="P4"><text:s text:c="4"/>{</text:p>
      <text:p text:style-name="P4"><text:s text:c="8"/>if (vesselNumParts != vessel.Parts.Count)</text:p>
      <text:p text:style-name="P4"><text:s text:c="8"/>{</text:p>
      <text:p text:style-name="P4"><text:s text:c="12"/>vesselNumParts = vessel.Parts.Count;</text:p>
      <text:p text:style-name="P4"><text:s text:c="12"/>foreach (Part part in vessel.parts)</text:p>
      <text:p text:style-name="P4"><text:s text:c="12"/>{</text:p>
      <text:p text:style-name="P4"><text:s text:c="16"/>foreach (PartResource resource in part.Resources)</text:p>
      <text:p text:style-name="P4"><text:s text:c="16"/>{</text:p>
      <text:p text:style-name="P4"><text:s text:c="20"/>Debug.Log("Found " + resource.resourceName);</text:p>
      <text:p text:style-name="P4"><text:s text:c="20"/>Debug.Log("Amount " + resource.amount + " / " + resource.maxAmount);</text:p>
      <text:p text:style-name="P4"><text:s text:c="16"/>}</text:p>
      <text:p text:style-name="P4"><text:soft-page-break/><text:s text:c="12"/>}</text:p>
      <text:p text:style-name="P4"><text:s text:c="8"/>}</text:p>
      <text:p text:style-name="P4"/>
      <text:p text:style-name="P4"><text:s text:c="4"/>}</text:p>
      <text:p text:style-name="P4"/>
      <text:p text:style-name="P18"><text:bookmark text:name="_ac8q2cjd7x1f"/>Post messages on screen</text:p>
      <text:p text:style-name="P4"/>
      <text:p text:style-name="P4">ScreenMessages.PostScreenMessage(new ScreenMessage("Hello World", 1f, ScreenMessageStyle.UPPER_CENTER));</text:p>
      <text:p text:style-name="P4"/>
      <text:p text:style-name="P4">time is in seconds</text:p>
      <text:p text:style-name="P4"/>
      <text:p text:style-name="P18"><text:bookmark text:name="_pboxbpoax934"/>Mu on font display</text:p>
      <text:p text:style-name="P4"/>
      <text:p text:style-name="P4">[14:15:42] &lt;+Mu&gt; well from InternalSpeed...</text:p>
      <text:p text:style-name="P4">[14:15:44] &lt;+Mu&gt; textObject = InternalComponents.Instance.CreateText(textFont, textSize, textObjectTransform, "");</text:p>
      <text:p text:style-name="P4">[14:16:07] &lt;+Mu&gt; textFont has to be Arial.. textSize is in world units</text:p>
      <text:p text:style-name="P4">[14:16:24] &lt;+Mu&gt; textObjectTransform is a transform you make either in code or in the mu</text:p>
      <text:p text:style-name="P4"/>
      <text:p text:style-name="P18"><text:bookmark text:name="_dhp6k8clgeu8"/>Getting fuel amounts</text:p>
      <text:p text:style-name="P4"/>
      <text:p text:style-name="P4">int resourceUpdateCountdown = 0;</text:p>
      <text:p text:style-name="P4"><text:soft-page-break/><text:s text:c="4"/>private Dictionary&lt;string, Vector2d&gt; resourceDictionary = new Dictionary&lt;string,Vector2d&gt;();</text:p>
      <text:p text:style-name="P4"><text:s text:c="4"/>int vesselNumParts = 0; // initial value</text:p>
      <text:p text:style-name="P4"><text:s text:c="4"/>private void getResourceList()</text:p>
      <text:p text:style-name="P4"><text:s text:c="4"/>{ <text:s text:c="7"/></text:p>
      <text:p text:style-name="P4"><text:s text:c="8"/>//if (vesselNumParts != vessel.Parts.Count)</text:p>
      <text:p text:style-name="P4"><text:s text:c="8"/>//{</text:p>
      <text:p text:style-name="P4"><text:s text:c="12"/>resourceDictionary = new Dictionary&lt;string, Vector2d&gt;();</text:p>
      <text:p text:style-name="P4"><text:s text:c="12"/>vesselNumParts = vessel.Parts.Count;</text:p>
      <text:p text:style-name="P4"><text:s text:c="12"/>foreach (Part part in vessel.parts)</text:p>
      <text:p text:style-name="P4"><text:s text:c="12"/>{</text:p>
      <text:p text:style-name="P4"><text:s text:c="16"/>foreach (PartResource resource in part.Resources)</text:p>
      <text:p text:style-name="P4"><text:s text:c="16"/>{</text:p>
      <text:p text:style-name="P4"><text:s text:c="20"/>if (!resourceDictionary.ContainsKey(resource.resourceName))</text:p>
      <text:p text:style-name="P4"><text:s text:c="20"/>{</text:p>
      <text:p text:style-name="P16"><text:s text:c="24"/>resourceDictionary.Add(resource.resourceName, new Vector2d(resource.amount, resource.maxAmount));</text:p>
      <text:p text:style-name="P4"><text:s text:c="20"/>}</text:p>
      <text:p text:style-name="P4"><text:s text:c="20"/>else</text:p>
      <text:p text:style-name="P4"><text:s text:c="20"/>{</text:p>
      <text:p text:style-name="P4"><text:s text:c="24"/>resourceDictionary[resource.resourceName] += new Vector2d(resource.amount, resource.maxAmount);</text:p>
      <text:p text:style-name="P4"><text:s text:c="20"/>} <text:s text:c="19"/></text:p>
      <text:p text:style-name="P4"><text:s text:c="16"/>}</text:p>
      <text:p text:style-name="P4"><text:soft-page-break/><text:s text:c="12"/>}</text:p>
      <text:p text:style-name="P4"><text:s text:c="8"/>//}</text:p>
      <text:p text:style-name="P4"><text:s text:c="8"/>/*foreach (KeyValuePair&lt;string, Vector2d&gt; kvp in resourceDictionary)</text:p>
      <text:p text:style-name="P4"><text:s text:c="8"/>{</text:p>
      <text:p text:style-name="P4"><text:s text:c="12"/>Debug.Log("Found " + kvp.Key);</text:p>
      <text:p text:style-name="P4"><text:s text:c="12"/>Debug.Log("Amount " + kvp.Value.x + " / " + kvp.Value.y);</text:p>
      <text:p text:style-name="P4"><text:s text:c="8"/>}*/</text:p>
      <text:p text:style-name="P4"><text:s text:c="4"/>}</text:p>
      <text:p text:style-name="P4"/>
      <text:p text:style-name="P18"><text:bookmark text:name="_b3f50bk46mbd"/>Radar altitude</text:p>
      <text:p text:style-name="P4"/>
      <text:p text:style-name="P4">radarAltitude = vessel.altitude - Math.Max(vessel.pqsAltitude, 0D)</text:p>
      <text:p text:style-name="P4"/>
      <text:p text:style-name="P18"><text:bookmark text:name="_chqs2ixt02hl"/>Is camera internal?</text:p>
      <text:p text:style-name="P4"/>
      <text:p text:style-name="P4">if (CameraManager.Instance.currentCameraMode == CameraManager.CameraMode.IVA)</text:p>
      <text:p text:style-name="P4"/>
      <text:p text:style-name="P18"><text:bookmark text:name="_p0db67qlahi1"/>Camera shake?</text:p>
      <text:p text:style-name="P4"/>
      <text:p text:style-name="P4">iTween.ShakePosition(Camera.mainCamera.gameObject, new Vector3(2f,2f,2f), 2f);</text:p>
      <text:p text:style-name="P4"/>
      <text:p text:style-name="P18"><text:bookmark text:name="_29m39yl6t2wg"/><text:soft-page-break/>Is this part on the left of the craft?</text:p>
      <text:p text:style-name="P4"/>
      <text:p text:style-name="P4">if (Vector3.Dot(objectTransform.position.normalized, vessel.ReferenceTransform.right) &lt; 0) // below 0 means the engine is on the left side of the craft</text:p>
      <text:p text:style-name="P4"><text:s text:c="12"/>{</text:p>
      <text:p text:style-name="P4"><text:s text:c="16"/>//invertMotion = true;</text:p>
      <text:p text:style-name="P4"><text:s text:c="15"/>// Debug.Log("FSanimateManually: Inverting left side Gear");</text:p>
      <text:p text:style-name="P4"><text:s text:c="12"/>}</text:p>
      <text:p text:style-name="P9"/>
      <text:p text:style-name="P18"><text:bookmark text:name="_b1w4idbsfsq1"/>Find an animation in the part, and get its time</text:p>
      <text:p text:style-name="P4"/>
      <text:p text:style-name="P4">Animation anim = part.GetComponentInChildren&lt;Animation&gt;();</text:p>
      <text:p text:style-name="P4">currentTime = anim[animationName].normalizedTime;</text:p>
      <text:p text:style-name="P4"/>
      <text:p text:style-name="P18"><text:bookmark text:name="_i3oumhyfprg"/>Create a new transform</text:p>
      <text:p text:style-name="P4"/>
      <text:p text:style-name="P4">Transform optimusPrime = new GameObject().transform;</text:p>
      <text:p text:style-name="P4"/>
      <text:p text:style-name="P18"><text:bookmark text:name="_tfmk3w2z9wpm"/>Find and control another vessels throttle</text:p>
      <text:p text:style-name="P4"/>
      <text:p text:style-name="P4">if (FlightGlobals.fetch.vesselTargetMode != FlightGlobals.VesselTargetModes.None)</text:p>
      <text:p text:style-name="P4"><text:s text:c="8"/>{</text:p>
      <text:p text:style-name="P4"><text:soft-page-break/><text:s text:c="12"/>Vessel target = (Vessel)FlightGlobals.fetch.VesselTarget;</text:p>
      <text:p text:style-name="P4"><text:s text:c="12"/>target.ctrlState.mainThrottle = 1f;</text:p>
      <text:p text:style-name="P4"/>
      <text:p text:style-name="P18"><text:bookmark text:name="_ckzs4ul4oruw"/>Kerbals!</text:p>
      <text:p text:style-name="P4"/>
      <text:p text:style-name="P4">KerbalEVA keva = vessel.GetComponent&lt;KerbalEVA&gt;();</text:p>
      <text:p text:style-name="P4">KerbalCrewRoster ccr = vessel.GetComponent&lt;KerbalCrewRoster&gt;();</text:p>
      <text:p text:style-name="P4"/>
      <text:p text:style-name="P18"><text:bookmark text:name="_gi44w1jzwdna"/>Explosions according to mass, on other target</text:p>
      <text:p text:style-name="P4"/>
      <text:p text:style-name="P4">foreach (Part p in vessel.Parts)</text:p>
      <text:p text:style-name="P4"><text:s text:c="23"/>{</text:p>
      <text:p text:style-name="P4"><text:s text:c="27"/>p.explosionPotential = (p.GetResourceMass() + p.mass);</text:p>
      <text:p text:style-name="P4"><text:s text:c="27"/>p.rigidbody.AddExplosionForce(p.explosionPotential, thisTargetPOS, 20f);</text:p>
      <text:p text:style-name="P4"><text:s text:c="27"/>p.explode();</text:p>
      <text:p text:style-name="P4"><text:s text:c="23"/>}</text:p>
      <text:p text:style-name="P18"><text:bookmark text:name="_a8e0w2809kv"/>Vessel/part load distance</text:p>
      <text:p text:style-name="P4"/>
      <text:p text:style-name="P4"><text:s/>Vessel.loadDistance = 99900f;</text:p>
      <text:p text:style-name="P4"><text:s text:c="3"/>Vessel.unloadDistance = 97500f;</text:p>
      <text:p text:style-name="P4"><text:s text:c="3"/>this.manager = (OrbitPhysicsManager)Object.FindObjectOfType(typeof(OrbitPhysicsManager));</text:p>
      <text:p text:style-name="P4"><text:soft-page-break/><text:s text:c="3"/>if (this.manager != null)</text:p>
      <text:p text:style-name="P4"><text:s text:c="3"/>{</text:p>
      <text:p text:style-name="P4"><text:s text:c="4"/>this.manager.distantLandedPartPackThreshold = 95000f;</text:p>
      <text:p text:style-name="P4"><text:s text:c="4"/>this.manager.distantPartPackThreshold = 95000f;</text:p>
      <text:p text:style-name="P4"><text:s text:c="3"/>}</text:p>
      <text:p text:style-name="P4">[19:59:36] mike.roberts74 infinitedice: looks like you only need to do those inside: protected override void onFlightStart()</text:p>
      <text:p text:style-name="P4"/>
      <text:p text:style-name="P18"><text:bookmark text:name="_4nhwjj3336qh"/>solar panel break apart code, release children</text:p>
      <text:p text:style-name="P4"/>
      <text:p text:style-name="P4"><text:span text:style-name="T17">using</text:span> (List&lt;GameObject&gt;.Enumerator enumerator = <text:span text:style-name="T19">this</text:span>. <text:s/><text:span text:style-name="T20">unknown object</text:span> <text:s text:c="2"/>.<text:span text:style-name="T10">GetEnumerator</text:span>())</text:p>
      <text:p text:style-name="P4"><text:s text:c="8"/>{</text:p>
      <text:p text:style-name="P4"><text:s text:c="12"/><text:span text:style-name="T13">while</text:span> (enumerator.<text:span text:style-name="T10">MoveNext</text:span>())</text:p>
      <text:p text:style-name="P4"><text:s text:c="12"/>{</text:p>
      <text:p text:style-name="P4"><text:s text:c="16"/>GameObject current = enumerator.Current;</text:p>
      <text:p text:style-name="P4"><text:s text:c="16"/>Rigidbody rigidbody = current.AddComponent&lt;Rigidbody&gt;();</text:p>
      <text:p text:style-name="P4"><text:s text:c="16"/><text:span text:style-name="T13">if</text:span> (rigidbody != <text:span text:style-name="T19">null</text:span>)</text:p>
      <text:p text:style-name="P4"><text:s text:c="16"/>{</text:p>
      <text:p text:style-name="P4"><text:s text:c="20"/><text:span text:style-name="T13">while</text:span> (<text:span text:style-name="T15">true</text:span>)</text:p>
      <text:p text:style-name="P4"><text:s text:c="20"/>{</text:p>
      <text:p text:style-name="P4"><text:s text:c="24"/><text:span text:style-name="T13">switch</text:span> (<text:span text:style-name="T16">7</text:span>)</text:p>
      <text:p text:style-name="P4"><text:s text:c="24"/>{</text:p>
      <text:p text:style-name="P4"><text:soft-page-break/><text:s text:c="24"/><text:span text:style-name="T13">case</text:span> <text:span text:style-name="T16">0</text:span>:</text:p>
      <text:p text:style-name="P4"><text:s text:c="28"/><text:span text:style-name="T21">continue</text:span>;</text:p>
      <text:p text:style-name="P4"><text:s text:c="24"/>}</text:p>
      <text:p text:style-name="P4"><text:s text:c="24"/><text:span text:style-name="T21">break</text:span>;</text:p>
      <text:p text:style-name="P4"><text:s text:c="20"/>}</text:p>
      <text:p text:style-name="P4"><text:s text:c="20"/>Vector3 b = <text:span text:style-name="T15">new</text:span> <text:span text:style-name="T10">Vector3</text:span>((<text:span text:style-name="T22">float</text:span>)UnityEngine.Random.<text:span text:style-name="T10">Range</text:span>(<text:span text:style-name="T16">0</text:span>, <text:span text:style-name="T16">2</text:span>), (<text:span text:style-name="T22">float</text:span>)UnityEngine.Random.<text:span text:style-name="T10">Range</text:span>(<text:span text:style-name="T16">0</text:span>, <text:span text:style-name="T16">2</text:span>), (<text:span text:style-name="T22">float</text:span>)UnityEngine.Random.<text:span text:style-name="T10">Range</text:span>(<text:span text:style-name="T16">0</text:span>, <text:span text:style-name="T16">2</text:span>));</text:p>
      <text:p text:style-name="P4"><text:s text:c="20"/>Vector3 b2 = <text:span text:style-name="T15">new</text:span> <text:span text:style-name="T10">Vector3</text:span>((<text:span text:style-name="T22">float</text:span>)UnityEngine.Random.<text:span text:style-name="T10">Range</text:span>(-<text:span text:style-name="T16">3</text:span>, <text:span text:style-name="T16">3</text:span>), (<text:span text:style-name="T22">float</text:span>)UnityEngine.Random.<text:span text:style-name="T10">Range</text:span>(-<text:span text:style-name="T16">3</text:span>, <text:span text:style-name="T16">3</text:span>), (<text:span text:style-name="T22">float</text:span>)UnityEngine.Random.<text:span text:style-name="T10">Range</text:span>(-<text:span text:style-name="T16">3</text:span>, <text:span text:style-name="T16">3</text:span>));</text:p>
      <text:p text:style-name="P4"><text:s text:c="20"/>rigidbody.angularVelocity = <text:span text:style-name="T19">base</text:span>.part.rigidbody.angularVelocity + b2;</text:p>
      <text:p text:style-name="P4"><text:s text:c="20"/>Vector3 lhs = <text:span text:style-name="T19">base</text:span>.vessel.<text:span text:style-name="T10">findWorldCenterOfMass</text:span>() - <text:span text:style-name="T19">base</text:span>.part.rigidbody.worldCenterOfMass;</text:p>
      <text:p text:style-name="P4"><text:s text:c="20"/>rigidbody.velocity = <text:span text:style-name="T19">base</text:span>.part.rigidbody.velocity + b + Vector3.<text:span text:style-name="T10">Cross</text:span>(lhs, rigidbody.angularVelocity);</text:p>
      <text:p text:style-name="P4"><text:s text:c="20"/>rigidbody.mass = <text:span text:style-name="T19">this</text:span>.panelMass;</text:p>
      <text:p text:style-name="P4"><text:s text:c="20"/>rigidbody.drag = <text:span text:style-name="T19">this</text:span>.panelDrag;</text:p>
      <text:p text:style-name="P4"><text:s text:c="20"/>current.transform.parent = <text:span text:style-name="T19">null</text:span>;</text:p>
      <text:p text:style-name="P4"><text:s text:c="20"/>current.AddComponent&lt;physicalObject&gt;();</text:p>
      <text:p text:style-name="P4"><text:s text:c="16"/>}</text:p>
      <text:p text:style-name="P4"><text:s text:c="12"/>}</text:p>
      <text:p text:style-name="P4"/>
      <text:p text:style-name="P18"><text:bookmark text:name="_o83n5dvb4k5l"/>Part highlight glow</text:p>
      <text:p text:style-name="P4"/>
      <text:p text:style-name="P4">this.part.SetHighlightColor(Color.blue);</text:p>
      <text:p text:style-name="P4">this.part.SetHighlight(true);</text:p>
      <text:p text:style-name="P4"><text:soft-page-break/></text:p>
      <text:p text:style-name="P18"><text:bookmark text:name="_z9818z6oxpnj"/>Partless loading of plugin</text:p>
      <text:p text:style-name="P21"><text:bookmark text:name="_6ld6xjm2swov"/>Old system</text:p>
      <text:p text:style-name="P4"><text:a xlink:type="simple" xlink:href="https://github.com/r4m0n/KSP_DeadlyReentry/blob/master/DeadlyReentry/DeadlyReentry.cs" text:style-name="Internet_20_link" text:visited-style-name="Visited_20_Internet_20_Link"><text:span text:style-name="T1">https://github.com/r4m0n/KSP_DeadlyReentry/blob/master/DeadlyReentry/DeadlyReentry.cs</text:span></text:a></text:p>
      <text:p text:style-name="P21"><text:bookmark text:name="_z5xbtx2el2vw"/>New system</text:p>
      <text:p text:style-name="P4"/>
      <text:p text:style-name="P10"><text:span text:style-name="T6">using System;<text:line-break/>using System.Collections.Generic;<text:line-break/>using System.Linq;<text:line-break/>using System.Text;<text:line-break/>using System.Threading.Tasks;<text:line-break/>using UnityEngine;<text:line-break/><text:line-break/>[KSPAddon(KSPAddon.Startup.EditorAny, false)]<text:line-break/>public class Class1 : MonoBehaviour<text:line-break/>{<text:line-break/> <text:s text:c="3"/>private float lastUpdate = 0;<text:line-break/><text:line-break/> <text:s text:c="3"/>void Awake()<text:line-break/> <text:s text:c="3"/>{<text:line-break/> <text:s text:c="7"/>Debug.Log("TAC [" + this.GetInstanceID().ToString("X") + "][" + Time.time + "] Awake");<text:line-break/> <text:s text:c="3"/>}<text:line-break/><text:line-break/> <text:s text:c="3"/>void Update()<text:line-break/> <text:s text:c="3"/>{<text:line-break/> <text:s text:c="7"/>float delta = Time.time - lastUpdate;<text:line-break/> <text:s text:c="7"/>if (delta &gt; 15)<text:line-break/> <text:s text:c="7"/>{<text:line-break/> <text:s text:c="11"/>Debug.Log("TAC [" + this.GetInstanceID().ToString("X") + "][" + Time.time + "] Update");<text:line-break/> <text:s text:c="11"/>lastUpdate = Time.time;<text:line-break/> <text:s text:c="7"/>}<text:line-break/> <text:s text:c="3"/>}<text:line-break/>}</text:span></text:p>
      <text:p text:style-name="P4"/>
      <text:p text:style-name="P4"/>
      <text:p text:style-name="P18"><text:bookmark text:name="_gza4jqax7z6o"/>Print all transforms in a part</text:p>
      <text:p text:style-name="P4"/>
      <text:list xml:id="list4348566420160174910" text:style-name="WWNum1">
        <text:list-item>
          <text:p text:style-name="P17"><text:span text:style-name="T23">private</text:span><text:span text:style-name="T24"> </text:span><text:span text:style-name="T28">void</text:span><text:span text:style-name="T24"> PrintTransform</text:span><text:span text:style-name="T18">(</text:span><text:span text:style-name="T24">Transform aTransform, </text:span><text:span text:style-name="T28">String</text:span><text:span text:style-name="T24"> currentPath</text:span><text:span text:style-name="T18">)</text:span></text:p>
        </text:list-item>
        <text:list-item>
          <text:p text:style-name="P17"><text:span text:style-name="T24"><text:s text:c="8"/></text:span><text:span text:style-name="T18">{</text:span></text:p>
        </text:list-item>
        <text:list-item>
          <text:p text:style-name="P17"><text:span text:style-name="T24"><text:s text:c="16"/>currentPath </text:span><text:span text:style-name="T18">+=</text:span><text:span text:style-name="T24"> </text:span><text:span text:style-name="T29">"/"</text:span><text:span text:style-name="T24"> </text:span><text:span text:style-name="T18">+</text:span><text:span text:style-name="T24"> aTransform</text:span><text:span text:style-name="T18">.</text:span><text:span text:style-name="T14">name</text:span><text:span text:style-name="T18">;</text:span></text:p>
        </text:list-item>
        <text:list-item>
          <text:p text:style-name="P17"><text:span text:style-name="T24"><text:s text:c="16"/>print</text:span><text:span text:style-name="T18">(</text:span><text:span text:style-name="T24">currentPath</text:span><text:span text:style-name="T18">);</text:span><text:span text:style-name="T24"> <text:s text:c="3"/></text:span></text:p>
        </text:list-item>
        <text:list-item>
          <text:p text:style-name="P17"><text:span text:style-name="T24"><text:s text:c="16"/></text:span><text:span text:style-name="T23">foreach</text:span><text:span text:style-name="T18">(</text:span><text:span text:style-name="T24">Transform childTransform </text:span><text:span text:style-name="T23">in</text:span><text:span text:style-name="T24"> aTransform</text:span><text:span text:style-name="T18">)</text:span></text:p>
        </text:list-item>
        <text:list-item>
          <text:p text:style-name="P17"><text:span text:style-name="T24"><text:s text:c="16"/></text:span><text:span text:style-name="T18">{</text:span></text:p>
        </text:list-item>
        <text:list-item>
          <text:p text:style-name="P17"><text:span text:style-name="T24"><text:s text:c="24"/>PrintTransform</text:span><text:span text:style-name="T18">(</text:span><text:span text:style-name="T24">childTransform, currentPath</text:span><text:span text:style-name="T18">);</text:span></text:p>
        </text:list-item>
        <text:list-item>
          <text:p text:style-name="P17"><text:span text:style-name="T24"><text:s text:c="16"/></text:span><text:span text:style-name="T18">}</text:span></text:p>
        </text:list-item>
        <text:list-item>
          <text:p text:style-name="P17"><text:span text:style-name="T24"><text:s text:c="8"/></text:span><text:span text:style-name="T18">}</text:span></text:p>
        </text:list-item>
      </text:list>
      <text:p text:style-name="P4"/>
      <text:p text:style-name="P4"><text:soft-page-break/></text:p>
      <text:p text:style-name="P18"><text:bookmark text:name="_dw97utmyp19m"/>Hide OnGui?</text:p>
      <text:p text:style-name="P4"/>
      <text:p text:style-name="P4">[16:31:39] &lt;EndlessWaves&gt; foreach(BaseField aField in this.Fields)</text:p>
      <text:p text:style-name="P4">[16:31:39] &lt;EndlessWaves&gt; {</text:p>
      <text:p text:style-name="P4">[16:31:40] &lt;EndlessWaves&gt; <text:s text:c="4"/>if(aField.guiName == "RPM" || aField.guiName == "Torque")</text:p>
      <text:p text:style-name="P4">[16:31:40] &lt;EndlessWaves&gt; <text:s text:c="4"/>{</text:p>
      <text:p text:style-name="P4">[16:31:40] &lt;EndlessWaves&gt; <text:s text:c="8"/>aField.guiActive = true;</text:p>
      <text:p text:style-name="P4">[16:31:40] &lt;EndlessWaves&gt; <text:s text:c="4"/>}</text:p>
      <text:p text:style-name="P4">[16:31:40] &lt;EndlessWaves&gt; }</text:p>
      <text:p text:style-name="P4"/>
      <text:p text:style-name="P4">Fields["RPM"].guiActive = true; Fields["Torque"].guiActive = true; no need for loops and such</text:p>
      <text:p text:style-name="P4"/>
      <text:p text:style-name="P18"><text:bookmark text:name="_e53vltg4q486"/>GameEvents</text:p>
      <text:p text:style-name="P4"/>
      <text:p text:style-name="P11"><text:span text:style-name="T25">public</text:span><text:span text:style-name="T24"> </text:span><text:span text:style-name="T25">static</text:span><text:span text:style-name="T24"> </text:span><text:span text:style-name="T25">class</text:span><text:span text:style-name="T24"> </text:span><text:span text:style-name="T30">GameEvents</text:span><text:span text:style-name="T24"> {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30">bool</text:span><text:span text:style-name="T24"> </text:span><text:span text:style-name="T7">debugEvents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EventReport</text:span><text:span text:style-name="T24">&gt; </text:span><text:span text:style-name="T7">onCollision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EventReport</text:span><text:span text:style-name="T24">&gt; </text:span><text:span text:style-name="T7">onCrash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EventReport</text:span><text:span text:style-name="T24">&gt; </text:span><text:span text:style-name="T7">onCrashSplashdown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EventReport</text:span><text:span text:style-name="T24">&gt; </text:span><text:span text:style-name="T7">onCrewBoardVessel</text:span><text:span text:style-name="T24">;</text:span></text:p>
      <text:p text:style-name="P11"><text:soft-page-break/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EventReport</text:span><text:span text:style-name="T24">&gt; </text:span><text:span text:style-name="T7">onCrewKilled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EventReport</text:span><text:span text:style-name="T24">&gt; </text:span><text:span text:style-name="T7">onCrewOnEva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FromToAction</text:span><text:span text:style-name="T24">&lt;</text:span><text:span text:style-name="T7">CelestialBody</text:span><text:span text:style-name="T24">, </text:span><text:span text:style-name="T7">CelestialBody</text:span><text:span text:style-name="T24">&gt;&gt; </text:span><text:span text:style-name="T7">onDominantBodyChange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30">string</text:span><text:span text:style-name="T24">&gt; </text:span><text:span text:style-name="T7">onFlagSelect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Void</text:span><text:span text:style-name="T24"> </text:span><text:span text:style-name="T7">onFlightReady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Void</text:span><text:span text:style-name="T24"> </text:span><text:span text:style-name="T7">onGamePause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GameScenes</text:span><text:span text:style-name="T24">&gt; </text:span><text:span text:style-name="T7">onGameSceneLoadRequested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Game</text:span><text:span text:style-name="T24">&gt; </text:span><text:span text:style-name="T7">onGameStateCreated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Game</text:span><text:span text:style-name="T24">&gt; </text:span><text:span text:style-name="T7">onGameStateSaved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Void</text:span><text:span text:style-name="T24"> </text:span><text:span text:style-name="T7">onGameUnpause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EventReport</text:span><text:span text:style-name="T24">&gt; </text:span><text:span text:style-name="T7">onJointBreak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EventReport</text:span><text:span text:style-name="T24">&gt; </text:span><text:span text:style-name="T7">onLaunch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30">string</text:span><text:span text:style-name="T24">&gt; </text:span><text:span text:style-name="T7">onMissionFlagSelect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EventReport</text:span><text:span text:style-name="T24">&gt; </text:span><text:span text:style-name="T7">onOverheat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HostTargetAction</text:span><text:span text:style-name="T24">&lt;</text:span><text:span text:style-name="T7">Part</text:span><text:span text:style-name="T24">, </text:span><text:span text:style-name="T7">Part</text:span><text:span text:style-name="T24">&gt;&gt; </text:span><text:span text:style-name="T7">onPartAttach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FromToAction</text:span><text:span text:style-name="T24">&lt;</text:span><text:span text:style-name="T7">Part</text:span><text:span text:style-name="T24">, </text:span><text:span text:style-name="T7">Part</text:span><text:span text:style-name="T24">&gt;&gt; </text:span><text:span text:style-name="T7">onPartCouple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ExplosionReaction</text:span><text:span text:style-name="T24">&gt; </text:span><text:span text:style-name="T7">onPartDestroy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HostTargetAction</text:span><text:span text:style-name="T24">&lt;</text:span><text:span text:style-name="T7">Part</text:span><text:span text:style-name="T24">, </text:span><text:span text:style-name="T7">Part</text:span><text:span text:style-name="T24">&gt;&gt; </text:span><text:span text:style-name="T7">onPartRemove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Part</text:span><text:span text:style-name="T24">&gt; </text:span><text:span text:style-name="T7">onPartUndock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MapObject</text:span><text:span text:style-name="T24">&gt; </text:span><text:span text:style-name="T7">onPlanetariumTargetChanged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EventReport</text:span><text:span text:style-name="T24">&gt; </text:span><text:span text:style-name="T7">onSplashDamage</text:span><text:span text:style-name="T24">;</text:span></text:p>
      <text:p text:style-name="P11"><text:soft-page-break/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30">int</text:span><text:span text:style-name="T24">&gt; </text:span><text:span text:style-name="T7">onStageActivate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EventReport</text:span><text:span text:style-name="T24">&gt; </text:span><text:span text:style-name="T7">onStageSeparation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Void</text:span><text:span text:style-name="T24"> </text:span><text:span text:style-name="T7">onTimeWarpRateChanged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EventReport</text:span><text:span text:style-name="T24">&gt; </text:span><text:span text:style-name="T7">onUndock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Vessel</text:span><text:span text:style-name="T24">&gt; </text:span><text:span text:style-name="T7">onVesselChange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Vessel</text:span><text:span text:style-name="T24">&gt; </text:span><text:span text:style-name="T7">onVesselCreate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Vessel</text:span><text:span text:style-name="T24">&gt; </text:span><text:span text:style-name="T7">onVesselDestroy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Vessel</text:span><text:span text:style-name="T24">&gt; </text:span><text:span text:style-name="T7">onVesselGoOffRails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Vessel</text:span><text:span text:style-name="T24">&gt; </text:span><text:span text:style-name="T7">onVesselGoOnRails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Vessel</text:span><text:span text:style-name="T24">&gt; </text:span><text:span text:style-name="T7">onVesselLoaded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FromToAction</text:span><text:span text:style-name="T24">&lt;</text:span><text:span text:style-name="T30">string</text:span><text:span text:style-name="T24">, </text:span><text:span text:style-name="T30">string</text:span><text:span text:style-name="T24">&gt;&gt; </text:span><text:span text:style-name="T7">onVesselRename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HostedFromToAction</text:span><text:span text:style-name="T24">&lt;</text:span><text:span text:style-name="T7">Vessel</text:span><text:span text:style-name="T24">, </text:span><text:span text:style-name="T7">Vessel</text:span><text:span text:style-name="T24">.</text:span><text:span text:style-name="T7">Situations</text:span><text:span text:style-name="T24">&gt;&gt; </text:span><text:span text:style-name="T7">onVesselSituationChange</text:span><text:span text:style-name="T24">;</text:span></text:p>
      <text:p text:style-name="P11"><text:span text:style-name="T24"><text:s text:c="3"/></text:span><text:span text:style-name="T25">public</text:span><text:span text:style-name="T24"> </text:span><text:span text:style-name="T25">static</text:span><text:span text:style-name="T24"> </text:span><text:span text:style-name="T7">EventData</text:span><text:span text:style-name="T24">&lt;</text:span><text:span text:style-name="T7">Vessel</text:span><text:span text:style-name="T24">&gt; </text:span><text:span text:style-name="T7">onVesselWasModified</text:span><text:span text:style-name="T24">;</text:span></text:p>
      <text:p text:style-name="P11"><text:span text:style-name="T24">}</text:span></text:p>
      <text:p text:style-name="P12"/>
      <text:p text:style-name="P4">in OnStart():</text:p>
      <text:p text:style-name="P11"><text:span text:style-name="T27">GameEvents.onGamePause.Add(new EventVoid.OnEvent(this.OnPause));</text:span></text:p>
      <text:p text:style-name="P4"/>
      <text:p text:style-name="P4">You are referring to a function: void OnPause()</text:p>
      <text:p text:style-name="P4"/>
      <text:p text:style-name="P4">in OnDestroy():</text:p>
      <text:p text:style-name="P4"><text:soft-page-break/><text:span text:style-name="T26">GameEvents.onGamePause.Remove(new EventVoid.OnEvent(this.OnPause));</text:span></text:p>
      <text:p text:style-name="P13"/>
      <text:p text:style-name="P18"><text:bookmark text:name="_prupfeqwo8hh"/>Vessel loading distance</text:p>
      <text:p text:style-name="P4"><text:s/>[KSPAddon(KSPAddon.Startup.Flight, false)]</text:p>
      <text:p text:style-name="P4"><text:s text:c="4"/>public class Something : MonoBehaviour</text:p>
      <text:p text:style-name="P4"><text:s text:c="4"/>{</text:p>
      <text:p text:style-name="P4"><text:s text:c="8"/>void Start()</text:p>
      <text:p text:style-name="P4"><text:s text:c="8"/>{</text:p>
      <text:p text:style-name="P4"><text:s text:c="12"/>var sceneVessels = FindSceneObjectsOfType(typeof (Vessel)) as Vessel[];</text:p>
      <text:p text:style-name="P4"><text:s text:c="12"/>if (sceneVessels != null)</text:p>
      <text:p text:style-name="P4"><text:s text:c="12"/>{</text:p>
      <text:p text:style-name="P4"><text:s text:c="16"/>foreach (var v in sceneVessels)</text:p>
      <text:p text:style-name="P4"><text:s text:c="16"/>{</text:p>
      <text:p text:style-name="P4"><text:s text:c="20"/>v.distanceLandedPackThreshold = 5000f;</text:p>
      <text:p text:style-name="P4"><text:s text:c="20"/>v.distanceLandedUnpackThreshold = 5000f;</text:p>
      <text:p text:style-name="P4"><text:s text:c="20"/>v.distancePackThreshold = 5000f;</text:p>
      <text:p text:style-name="P4"><text:s text:c="20"/>v.distanceUnpackThreshold = 5000f;</text:p>
      <text:p text:style-name="P4"><text:s text:c="16"/>}</text:p>
      <text:p text:style-name="P4"><text:s text:c="12"/>}</text:p>
      <text:p text:style-name="P4"><text:s text:c="8"/>}</text:p>
      <text:p text:style-name="P4"/>
      <text:p text:style-name="P18"><text:bookmark text:name="_vni13f83gg50"/><text:soft-page-break/>Game events</text:p>
      <text:p text:style-name="P4"/>
      <text:p text:style-name="P4">onCollision</text:p>
      <text:p text:style-name="P4">onCrash</text:p>
      <text:p text:style-name="P4">onCrashSplashdown</text:p>
      <text:p text:style-name="P4">onCrewBoardVessel</text:p>
      <text:p text:style-name="P4">onCrewKilled</text:p>
      <text:p text:style-name="P4">onCrewOnEva</text:p>
      <text:p text:style-name="P4">onDominantBodyChange</text:p>
      <text:p text:style-name="P4">onFlagSelect</text:p>
      <text:p text:style-name="P4">onFlightReady</text:p>
      <text:p text:style-name="P4">onGamePause</text:p>
      <text:p text:style-name="P4">onGameSceneLoadRequested</text:p>
      <text:p text:style-name="P4">onGameStateCreated</text:p>
      <text:p text:style-name="P4">onGameStateSaved</text:p>
      <text:p text:style-name="P4">onGameUnpause</text:p>
      <text:p text:style-name="P4">onJointBreak</text:p>
      <text:p text:style-name="P4">onLaunch</text:p>
      <text:p text:style-name="P4">onMissionFlagSelect</text:p>
      <text:p text:style-name="P4">onOverheat</text:p>
      <text:p text:style-name="P4">onPartAttach</text:p>
      <text:p text:style-name="P4"><text:soft-page-break/>onPartCouple</text:p>
      <text:p text:style-name="P4">onPartDestroy</text:p>
      <text:p text:style-name="P4">onPartRemove</text:p>
      <text:p text:style-name="P4">onPartUndock</text:p>
      <text:p text:style-name="P4">onPlanetariumTargetChanged</text:p>
      <text:p text:style-name="P4">onSplashDamage</text:p>
      <text:p text:style-name="P4">onStageActivate</text:p>
      <text:p text:style-name="P4">onStageSeparation</text:p>
      <text:p text:style-name="P4">onTimeWarpRateChanged</text:p>
      <text:p text:style-name="P4">onUndock</text:p>
      <text:p text:style-name="P4">onVesselChange</text:p>
      <text:p text:style-name="P4">onVesselCreate</text:p>
      <text:p text:style-name="P4">onVesselDestroy</text:p>
      <text:p text:style-name="P4">onVesselGoOffRails</text:p>
      <text:p text:style-name="P4">onVesselGoOnRails</text:p>
      <text:p text:style-name="P4">onVesselLoaded</text:p>
      <text:p text:style-name="P4">onVesselRename</text:p>
      <text:p text:style-name="P4">onVesselSituationChange</text:p>
      <text:p text:style-name="P4">onVesselWasModified</text:p>
      <text:p text:style-name="P4"/>
      <text:p text:style-name="P18"><text:bookmark text:name="_ykwab0s6so2r"/>Some Kerbal transforms</text:p>
      <text:p text:style-name="P4"><text:soft-page-break/></text:p>
      <text:p text:style-name="P4">"body01":</text:p>
      <text:p text:style-name="P4">"eyeballLeft":</text:p>
      <text:p text:style-name="P4">"eyeballRight":</text:p>
      <text:p text:style-name="P4">"headMesh01":</text:p>
      <text:p text:style-name="P4">"pupilLeft":</text:p>
      <text:p text:style-name="P4">"pupilRight":</text:p>
      <text:p text:style-name="P4">"upTeeth01":</text:p>
      <text:p text:style-name="P4">"upTeeth02":</text:p>
      <text:p text:style-name="P4">"helmet":</text:p>
      <text:p text:style-name="P4">"visor":</text:p>
      <text:p text:style-name="P4"/>
      <text:p text:style-name="P18"><text:bookmark text:name="_eeawfqe03ar4"/>Attach nodes</text:p>
      <text:p text:style-name="P4"/>
      <text:p text:style-name="P10"><text:span text:style-name="T6">ATTACH<text:line-break/>{<text:line-break/> <text:s text:c="2"/>name = top<text:line-break/> <text:s text:c="2"/>transformName = myTopTransform<text:line-break/>}<text:line-break/>ATTACH<text:line-break/>{<text:line-break/> <text:s text:c="2"/>name = srfAttach<text:line-break/> <text:s text:c="2"/>transformName = mySrfAttachmentTransform<text:line-break/>}</text:span></text:p>
      <text:p text:style-name="P4"/>
      <text:p text:style-name="P18"><text:bookmark text:name="_ec4sthuf4k3g"/>Detecting another mod through reflection</text:p>
      <text:p text:style-name="P4"/>
      <text:p text:style-name="P4">[09:23:11] &lt;Taverius&gt; snjo, <text:s text:c="8"/>FARactive = AssemblyLoader.loadedAssemblies.Any(a =&gt; a.assembly.GetName().Name.Equals("FerramAerospaceResearch", StringComparison.InvariantCultureIgnoreCase));</text:p>
      <text:p text:style-name="P4">[09:23:14] &lt;sarbian&gt; check the if (assembly.GetName().Name == "ModuleManager")</text:p>
      <text:p text:style-name="P4">[09:23:46] &lt;sarbian&gt; or use the better code by Taverius :p</text:p>
      <text:p text:style-name="P4"><text:soft-page-break/>[09:23:52] &lt;@DYJ&gt; Only the internet cut out so I don't know</text:p>
      <text:p text:style-name="P4">[09:23:53] &lt;Taverius&gt; not by me</text:p>
      <text:p text:style-name="P4">[09:24:00] &lt;Taverius&gt; cant remember who gave us that code</text:p>
      <text:p text:style-name="P4">[09:24:09] &lt;snjo&gt; huh!</text:p>
      <text:p text:style-name="P4">[09:24:10] &lt;@Majiir&gt; That Equals() is excessive...</text:p>
      <text:p text:style-name="P4">[09:24:10] &lt;Taverius&gt; but i like that its a one-liner that works lol</text:p>
      <text:p text:style-name="P4">[09:24:22] &lt;@DYJ&gt; but firemen get really upset when you ignore firealarms...</text:p>
      <text:p text:style-name="P4">[09:24:50] &lt;Taverius&gt; Majiir, I don't understand it, I just know it works.</text:p>
      <text:p text:style-name="P4">[09:25:02] &lt;@Majiir&gt; It's just an IEnumerable extension method</text:p>
      <text:p text:style-name="P4">[09:25:06] &lt;Taverius&gt; its a black box to me</text:p>
      <text:p text:style-name="P4">[09:25:28] &lt;@Majiir&gt; but you could much more easily do: AssemblyLoader.loadedAssemblies.Any(a =&gt; a.assembly.GetName().Name == "FerramAerospaceResearch");</text:p>
      <text:p text:style-name="P4"/>
      <text:p text:style-name="P19"><text:bookmark text:name="_ks29rjnid0"/>Replacing newLines in textArea string</text:p>
      <text:p text:style-name="P14"/>
      <text:p text:style-name="P14">string ENTER =((char)10).ToString();</text:p>
      <text:p text:style-name="P14">newText = text.Replace(ENTER, "\n"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0937in" fo:margin-right="0.031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3" meta:paragraph-count="386" meta:word-count="1576" meta:character-count="16911" meta:non-whitespace-character-count="13601"/>
    <meta:generator>LibreOfficeDev/5.1.0.3$Linux_X86_64 LibreOffice_project/</meta:generator>
  </office:meta>
</office:document-meta>
</file>